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020000000204B249CA79A42C6D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arlito" svg:font-family="Carli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思源黑體" svg:font-family="思源黑體"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style:paragraph-properties style:writing-mode="lr-tb"/>
    </style:style>
    <style:style style:name="gr2" style:family="graphic" style:parent-style-name="standard">
      <style:graphic-properties draw:stroke="none" draw:fill-color="#eeeeee" draw:textarea-vertical-align="middle" fo:min-height="3.256cm"/>
      <style:paragraph-properties style:writing-mode="lr-tb"/>
    </style:style>
    <style:style style:name="gr3" style:family="graphic" style:parent-style-name="Shape_20_Default">
      <style:graphic-properties fo:min-height="3.538cm" fo:min-width="3.288cm"/>
    </style:style>
    <style:style style:name="gr4" style:family="graphic" style:parent-style-name="Shape_20_Default">
      <style:graphic-properties svg:stroke-opacity="100%" fo:min-height="2.368cm" fo:min-width="2.118cm"/>
    </style:style>
    <style:style style:name="gr5" style:family="graphic" style:parent-style-name="Shape_20_Default">
      <style:graphic-properties fo:min-height="0.872cm" fo:min-width="1.288cm"/>
    </style:style>
    <style:style style:name="gr6" style:family="graphic" style:parent-style-name="Shape_20_Default">
      <style:graphic-properties fo:min-height="1.614cm" fo:min-width="4.057cm" fo:wrap-option="no-wrap"/>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color="#eeeeee"/>
      <style:paragraph-properties fo:text-align="center" style:writing-mode="lr-tb"/>
      <style:text-properties fo:font-size="40pt"/>
    </style:style>
    <style:style style:name="T1"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5cm" svg:y="9.274cm">
          <draw:text-box>
            <text:p text:style-name="P1">This is some text</text:p>
          </draw:text-box>
        </draw:frame>
        <draw:frame draw:style-name="gr2" draw:text-style-name="P3" draw:layer="layout" svg:width="19cm" svg:height="3.506cm" svg:x="1cm" svg:y="3.7cm">
          <draw:text-box>
            <text:p text:style-name="P1"><text:span text:style-name="T1">Hello World</text:span></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5cm" svg:height="5.085cm" draw:transform="rotate (-3.14159265358979) translate (9.30679928060303cm 19.586cm)" svg:viewBox="0 0 5306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rlito" svg:font-family="Carli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思源黑體" svg:font-family="思源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線條箭頭_20_1" draw:display-name="線條箭頭 1" svg:viewBox="0 0 20 20" svg:d="M0 20l10-20 10 20z"/>
    <draw:marker draw:name="線條箭頭_20_2" draw:display-name="線條箭頭 2" svg:viewBox="0 0 20 20" svg:d="M0 20l10-20 10 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Shape_20_Default" style:display-name="Shape Default" style:family="graphic" style:parent-style-name="standard">
      <style:graphic-properties draw:stroke-dash="Dashed_20__28_var_29__20_4" svg:stroke-width="0.212cm" draw:marker-start-width="0.518cm" draw:marker-end-width="0.518cm" draw:fill-gradient-name="Gradient_20_1" draw:fill-hatch-name="Hatching_20_1" draw:fill-image-name="Bitmap_20_1"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initial-creator>F </meta:initial-creator>
    <meta:creation-date>2020-10-24T22:01:14.296100980</meta:creation-date>
    <dc:date>2022-12-30T19:42:06.517872104</dc:date>
    <meta:editing-duration>PT20M8S</meta:editing-duration>
    <meta:editing-cycles>4</meta:editing-cycles>
    <meta:generator>OxOffice/R8L38.3.1-0$Linux_X86_64 LibreOffice_project/a2d3a416fbae6e8abaa4925ffc6a4aa87651e98c</meta:generator>
    <meta:document-statistic meta:object-count="7"/>
  </office:meta>
</office:document-meta>
</file>